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30%" draw:opacity-name="" draw:textarea-vertical-align="middle"/>
    </style:style>
    <style:style style:name="gr2" style:family="graphic" style:parent-style-name="standard">
      <style:graphic-properties svg:stroke-width="0.106cm" svg:stroke-color="#ff3333" draw:marker-start-width="0.359cm" draw:marker-end-width="0.359cm" draw:fill-color="#ffff99" draw:opacity="50%" draw:opacity-name="" draw:textarea-vertical-align="middle" fo:padding-top="0.178cm" fo:padding-bottom="0.178cm" fo:padding-left="0.303cm" fo:padding-right="0.303cm" draw:shadow="visibl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cm" fo:min-width="0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objectwithoutfill">
      <style:graphic-properties svg:stroke-color="#808080" draw:fill="none" draw:textarea-vertical-align="middle"/>
    </style:style>
    <style:style style:name="gr8" style:family="graphic" style:parent-style-name="objectwithoutfill">
      <style:graphic-properties svg:stroke-color="#999999" draw:fill="none" draw:textarea-vertical-align="middle"/>
    </style:style>
    <style:style style:name="gr9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ccff" draw:textarea-horizontal-align="justify" draw:textarea-vertical-align="top" draw:auto-grow-height="false" fo:min-height="0cm" fo:min-width="0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ccff00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dash" draw:stroke-dash="Ultrafine_20_2_20_Dots_20_3_20_Dashes" svg:stroke-width="0.053cm" svg:stroke-color="#000000" draw:marker-start-width="0.28cm" draw:marker-end-width="0.28cm" draw:fill="solid" draw:fill-color="#ffcc99" draw:opacity="50%" draw:opacity-name="" draw:textarea-vertical-align="middle" fo:padding-top="0.152cm" fo:padding-bottom="0.152cm" fo:padding-left="0.277cm" fo:padding-right="0.277cm" draw:shadow="hidden"/>
    </style:style>
    <style:style style:name="gr15" style:family="graphic" style:parent-style-name="objectwithoutfill">
      <style:graphic-properties svg:stroke-color="#333333" draw:fill="none" draw:textarea-vertical-align="middle"/>
    </style:style>
    <style:style style:name="gr16" style:family="graphic" style:parent-style-name="standard">
      <style:graphic-properties svg:stroke-width="0.106cm" svg:stroke-color="#ff3333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ff3333" draw:marker-start-width="0.359cm" draw:marker-end-width="0.359cm" draw:fill-color="#ffff99" draw:opacity="100%" draw:opacity-name="Transparency_20_2" draw:textarea-vertical-align="middle" fo:padding-top="0.178cm" fo:padding-bottom="0.178cm" fo:padding-left="0.303cm" fo:padding-right="0.303cm" draw:shadow="visible"/>
    </style:style>
    <style:style style:name="gr18" style:family="graphic" style:parent-style-name="standard">
      <style:graphic-properties draw:fill-color="#ffffcc" draw:textarea-horizontal-align="justify" draw:textarea-vertical-align="top" draw:auto-grow-height="false" fo:min-height="0cm" fo:min-width="0cm"/>
    </style:style>
    <style:style style:name="gr19" style:family="graphic" style:parent-style-name="standard">
      <style:graphic-properties svg:stroke-width="0.035cm" svg:stroke-color="#ff3333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2_20_Dots_20_3_20_Dashes" svg:stroke-width="0.053cm" svg:stroke-color="#000000" draw:marker-start-width="0.28cm" draw:marker-end-width="0.28cm" draw:fill="solid" draw:fill-color="#ffcc99" draw:opacity="35%" draw:opacity-name="" draw:textarea-vertical-align="middle" fo:padding-top="0.152cm" fo:padding-bottom="0.152cm" fo:padding-left="0.277cm" fo:padding-right="0.277cm" draw:shadow="hidden"/>
    </style:style>
    <style:style style:name="gr21" style:family="graphic" style:parent-style-name="objectwithoutfill">
      <style:graphic-properties svg:stroke-color="#1c1c1c" draw:fill="none" draw:textarea-vertical-align="middle"/>
    </style:style>
    <style:style style:name="gr22" style:family="graphic" style:parent-style-name="standard">
      <style:graphic-properties svg:stroke-width="0.081cm" svg:stroke-color="#ff3333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opacity="50%" draw:opacity-name="" draw:textarea-horizontal-align="justify" draw:textarea-vertical-align="middle" draw:auto-grow-height="false" fo:min-height="0cm" fo:min-width="0cm" draw:shadow="hidden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26" style:family="graphic" style:parent-style-name="standard">
      <style:graphic-properties draw:opacity="50%" draw:opacity-name="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width="0.081cm" svg:stroke-color="#ff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dash" draw:stroke-dash="Fine_20_Dashed" svg:stroke-color="#ff0000" draw:fill="solid" draw:fill-color="#ffff99" draw:opacity="20%" draw:opacity-name="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dash" draw:stroke-dash="Fine_20_Dashed" svg:stroke-width="0.081cm" svg:stroke-color="#ff0000" draw:marker-start-width="0.321cm" draw:marker-end-width="0.321cm" draw:fill-color="#ffff99" draw:opacity="20%" draw:opacity-name="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opacity="50%" draw:opacity-name="" draw:textarea-vertical-align="middle"/>
    </style:style>
    <style:style style:name="gr32" style:family="graphic" style:parent-style-name="objectwithoutfill">
      <style:graphic-properties draw:stroke="dash" draw:stroke-dash="Fine_20_Dashe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textarea-vertical-align="top" draw:shadow="visible"/>
    </style:style>
    <style:style style:name="gr34" style:family="graphic" style:parent-style-name="standard">
      <style:graphic-properties draw:stroke="dash" draw:stroke-dash="Line_20_Style_20_9" svg:stroke-width="0.106cm" svg:stroke-color="#0000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5" style:family="graphic" style:parent-style-name="standard">
      <style:graphic-properties draw:stroke="dash" draw:stroke-dash="_33__20_Dashes_20_3_20_Dots_20__28_var_29_" svg:stroke-width="0.106cm" svg:stroke-color="#0066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6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width="0.081cm" svg:stroke-color="#ff0000" draw:marker-start="Arrow" draw:marker-start-width="0.422cm" draw:marker-end="Arrow" draw:marker-end-width="0.422cm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font-style-asian="normal" style:font-weight-asian="bold" style:font-family-complex="'Lucida Sans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ff3333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margin-top="0.102cm" fo:margin-bottom="0.102cm" fo:text-align="star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paragraph-properties fo:margin-top="0.102cm" fo:margin-bottom="0.102cm" fo:text-align="start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color="#ff3333" fo:font-weight="bold" style:font-weight-asian="bold" style:font-weight-complex="bold"/>
    </style:style>
    <style:style style:name="P15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16" style:family="paragraph">
      <style:paragraph-properties fo:margin-top="0.102cm" fo:margin-bottom="0.102cm" fo:text-align="center"/>
    </style:style>
    <style:style style:name="P17" style:family="paragraph">
      <style:paragraph-properties fo:margin-top="0.205cm" fo:margin-bottom="0.205cm" fo:text-align="start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333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color="#ff3333"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11cm" svg:height="8.25cm" svg:x="5cm" svg:y="3.75cm">
          <text:p/>
        </draw:rect>
        <draw:rect draw:style-name="gr2" draw:text-style-name="P1" draw:layer="layout" svg:width="4cm" svg:height="3cm" svg:x="5cm" svg:y="9cm">
          <text:p/>
        </draw:rect>
        <draw:measure draw:style-name="gr3" draw:text-style-name="P1" draw:layer="measurelines" svg:x1="5cm" svg:y1="12.8cm" svg:x2="17.2cm" svg:y2="12.8cm">
          <text:p text:style-name="P2">y</text:p>
        </draw:measure>
        <draw:measure draw:style-name="gr3" draw:text-style-name="P1" draw:layer="measurelines" svg:x1="5.1cm" svg:y1="12cm" svg:x2="5.1cm" svg:y2="3.8cm">
          <text:p text:style-name="P2">x</text:p>
        </draw:measure>
        <draw:line draw:style-name="gr4" draw:text-style-name="P1" draw:layer="layout" svg:x1="5cm" svg:y1="12.1cm" svg:x2="16cm" svg:y2="3.8cm">
          <text:p/>
        </draw:line>
        <draw:custom-shape draw:style-name="gr5" draw:text-style-name="P1" xml:id="id2" draw:id="id2" draw:layer="layout" svg:width="1.6cm" svg:height="1.6cm" svg:x="12.3cm" svg:y="7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84.279872785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5cm" svg:height="1.5cm" svg:x="6.3cm" svg:y="13.7cm">
          <text:p text:style-name="P1"><text:span text:style-name="T1">y0</text:span></text:p>
          <draw:enhanced-geometry svg:viewBox="0 0 21600 21600" draw:mirror-horizontal="true" draw:type="line-callout-2" draw:modifiers="-10473.1010850942 -21585.6095936043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3" draw:layer="layout" svg:width="1.75cm" svg:height="1.5cm" svg:x="10.4cm" svg:y="13.7cm">
          <text:p text:style-name="P3"><text:span text:style-name="T1">yy</text:span></text:p>
          <draw:enhanced-geometry svg:viewBox="0 0 21600 21600" draw:mirror-horizontal="true" draw:type="line-callout-2" draw:modifiers="-10473.1010850942 -21585.6095936043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7" draw:text-style-name="P1" draw:layer="layout" svg:x1="13.1cm" svg:y1="7.9cm" svg:x2="13.1cm" svg:y2="12.3cm">
          <text:p/>
        </draw:line>
        <draw:line draw:style-name="gr8" draw:text-style-name="P1" draw:layer="layout" svg:x1="13.1cm" svg:y1="7.9cm" svg:x2="4.8cm" svg:y2="7.9cm">
          <text:p/>
        </draw:line>
        <draw:custom-shape draw:style-name="gr9" draw:text-style-name="P1" xml:id="id1" draw:id="id1" draw:layer="layout" svg:width="6.9cm" svg:height="1.7cm" svg:x="13.3cm" svg:y="12.9cm">
          <text:p text:style-name="P1">使用者滑鼠</text:p>
          <text:p text:style-name="P1"><text:span text:style-name="T2">希望黃色方塊能放大到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16.75cm" svg:y1="12.9cm" svg:x2="13.9cm" svg:y2="7.9cm" draw:start-shape="id1" draw:start-glue-point="0" draw:end-shape="id2" draw:end-glue-point="7" svg:d="M16750 12900c0-3334-950-5000-2850-5000">
          <text:p/>
        </draw:connector>
        <draw:custom-shape draw:style-name="gr11" draw:text-style-name="P4" draw:layer="layout" svg:width="11.3cm" svg:height="3.7cm" svg:x="6.7cm" svg:y="16.4cm">
          <text:p text:style-name="P4"><text:span text:style-name="T1">使用者經驗</text:span></text:p>
          <text:p text:style-name="P4"><text:span text:style-name="T1">最好滑鼠屬標能在 </text:span><text:span text:style-name="T3">放大後</text:span><text:span text:style-name="T1">的</text:span><text:span text:style-name="T1">(</text:span><text:span text:style-name="T1">上或右</text:span><text:span text:style-name="T1">)</text:span><text:span text:style-name="T1">邊線上</text:span></text:p>
          <text:p text:style-name="P4"><text:span text:style-name="T1">但會有兩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65cm" svg:height="1.7cm" svg:x="0.85cm" svg:y="9.2cm">
          <text:p text:style-name="P1">x0</text:p>
          <draw:enhanced-geometry svg:viewBox="0 0 21600 21600" draw:mirror-horizontal="true" draw:type="line-callout-2" draw:modifiers="-30731.9200484555 -761.904761904762 -3600 4000 -3257.66202301635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1" draw:layer="layout" svg:width="1.65cm" svg:height="1.7cm" svg:x="0.85cm" svg:y="5.2cm">
          <text:p text:style-name="P1">xx</text:p>
          <draw:enhanced-geometry svg:viewBox="0 0 21600 21600" draw:mirror-horizontal="true" draw:type="line-callout-2" draw:modifiers="-30731.9200484555 34260.3174603175 -3600 4000 -3257.66202301635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2" draw:text-style-name="P1" draw:layer="layout" svg:width="7cm" svg:height="1.4cm" svg:x="0cm" svg:y="0cm">
          <text:p text:style-name="P1">等比例放大規則</text:p>
          <draw:enhanced-geometry svg:viewBox="0 0 21600 21600" draw:text-areas="0 0 21600 21600" draw:type="pentagon-right" draw:modifiers="18744.04426754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預設">
        <draw:rect draw:style-name="gr1" draw:text-style-name="P1" draw:layer="layout" svg:width="11cm" svg:height="8.25cm" svg:x="5cm" svg:y="1.851cm">
          <text:p/>
        </draw:rect>
        <draw:measure draw:style-name="gr3" draw:text-style-name="P6" draw:layer="layout" svg:x1="5cm" svg:y1="10.901cm" svg:x2="17.2cm" svg:y2="10.901cm">
          <text:p text:style-name="P5"><text:span text:style-name="T4">y</text:span></text:p>
        </draw:measure>
        <draw:measure draw:style-name="gr3" draw:text-style-name="P8" draw:layer="layout" svg:x1="5.1cm" svg:y1="10.101cm" svg:x2="5.1cm" svg:y2="1.901cm">
          <text:p text:style-name="P7"><text:span text:style-name="T5">x</text:span></text:p>
        </draw:measure>
        <draw:line draw:style-name="gr4" draw:text-style-name="P1" draw:layer="layout" svg:x1="5cm" svg:y1="10.201cm" svg:x2="16cm" svg:y2="1.901cm">
          <text:p/>
        </draw:line>
        <draw:custom-shape draw:style-name="gr5" draw:text-style-name="P1" draw:layer="layout" svg:width="1.6cm" svg:height="1.6cm" svg:x="12.3cm" svg:y="5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84.279872785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5cm" svg:height="1.5cm" svg:x="5.897cm" svg:y="10.889cm">
          <text:p text:style-name="P3"><text:span text:style-name="T1">y0</text:span></text:p>
          <draw:enhanced-geometry svg:viewBox="0 0 21600 21600" draw:mirror-horizontal="true" draw:type="line-callout-2" draw:modifiers="-15444.4317532838 -8461.55896069287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3" draw:layer="layout" svg:width="1.75cm" svg:height="1.5cm" svg:x="9.465cm" svg:y="10.849cm">
          <text:p text:style-name="P3"><text:span text:style-name="T1">yy</text:span></text:p>
          <draw:enhanced-geometry svg:viewBox="0 0 21600 21600" draw:mirror-horizontal="true" draw:type="line-callout-2" draw:modifiers="-22007.0816676185 -7885.94270486342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7" draw:text-style-name="P1" draw:layer="layout" svg:x1="13.1cm" svg:y1="6.001cm" svg:x2="13.1cm" svg:y2="10.401cm">
          <text:p/>
        </draw:line>
        <draw:rect draw:style-name="gr14" draw:text-style-name="P1" draw:layer="layout" svg:width="5.5cm" svg:height="4.125cm" svg:x="5cm" svg:y="5.976cm">
          <text:p/>
        </draw:rect>
        <draw:line draw:style-name="gr15" draw:text-style-name="P1" draw:layer="layout" svg:x1="13.1cm" svg:y1="6.001cm" svg:x2="4.8cm" svg:y2="6.001cm">
          <text:p/>
        </draw:line>
        <draw:custom-shape draw:style-name="gr13" draw:text-style-name="P1" draw:layer="layout" svg:width="1.65cm" svg:height="1.7cm" svg:x="0.85cm" svg:y="7.301cm">
          <text:p text:style-name="P1">x0</text:p>
          <draw:enhanced-geometry svg:viewBox="0 0 21600 21600" draw:mirror-horizontal="true" draw:type="line-callout-2" draw:modifiers="-30731.9200484555 -761.904761904762 -3600 4000 -3257.66202301635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1" draw:layer="layout" svg:width="1.65cm" svg:height="1.7cm" svg:x="0.85cm" svg:y="3.301cm">
          <text:p text:style-name="P1">xx</text:p>
          <draw:enhanced-geometry svg:viewBox="0 0 21600 21600" draw:mirror-horizontal="true" draw:type="line-callout-2" draw:modifiers="-30731.9200484555 34260.3174603175 -3600 4000 -3257.66202301635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6" draw:text-style-name="P1" xml:id="id3" draw:id="id3" draw:layer="layout" svg:x1="12.7cm" svg:y1="6cm" svg:x2="12.7cm" svg:y2="10cm">
          <text:p/>
        </draw:line>
        <draw:custom-shape draw:style-name="gr13" draw:text-style-name="P9" draw:layer="layout" svg:width="1.75cm" svg:height="1.5cm" svg:x="7.541cm" svg:y="3.319cm">
          <text:p text:style-name="P9"><text:span text:style-name="T6">y1</text:span></text:p>
          <draw:enhanced-geometry svg:viewBox="0 0 21600 21600" draw:mirror-horizontal="true" draw:type="line-callout-2" draw:modifiers="-15432.0959451742 39026.7821452365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rect draw:style-name="gr17" draw:text-style-name="P1" draw:layer="layout" svg:width="4cm" svg:height="3cm" svg:x="5cm" svg:y="7.101cm">
          <text:p/>
        </draw:rect>
        <draw:custom-shape draw:style-name="gr18" draw:text-style-name="P12" xml:id="id4" draw:id="id4" draw:layer="layout" svg:width="9.2cm" svg:height="4.1cm" svg:x="11.8cm" svg:y="11.1cm">
          <text:p text:style-name="P10"><text:span text:style-name="T1">用游標</text:span><text:span text:style-name="T1">x</text:span><text:span text:style-name="T1">軸</text:span><text:span text:style-name="T1">(xx)</text:span><text:span text:style-name="T1">值作為參考</text:span></text:p>
          <text:p text:style-name="P10"><text:span text:style-name="T1"/></text:p>
          <text:p text:style-name="P11"><text:span text:style-name="T1">放大後的的高度就是</text:span><text:span text:style-name="T1">(xx)</text:span></text:p>
          <text:p text:style-name="P11"><text:span text:style-name="T1">但右邊的座標為</text:span><text:span text:style-name="T1">(y1)</text:span></text:p>
          <text:p text:style-name="P11"><text:span text:style-name="T7">滑鼠</text:span><text:span text:style-name="T7">(yy)</text:span><text:span text:style-name="T7">便沒有在</text:span><text:span text:style-name="T7">(0-y1) </text:span><text:span text:style-name="T7">之間 </text:span><text:span text:style-name="T7">(ero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draw:line-skew="-2.35cm" svg:x1="12.7cm" svg:y1="8cm" svg:x2="16.4cm" svg:y2="11.1cm" draw:start-shape="id3" draw:start-glue-point="1" draw:end-shape="id4" draw:end-glue-point="0" svg:d="M12700 8000c0 300 3700-1250 3700 3100">
          <text:p/>
        </draw:connector>
        <draw:line draw:style-name="gr19" draw:text-style-name="P1" draw:layer="layout" svg:x1="4.6cm" svg:y1="6cm" svg:x2="4.6cm" svg:y2="10cm">
          <text:p/>
        </draw:line>
        <draw:rect draw:style-name="gr1" draw:text-style-name="P1" draw:layer="layout" svg:width="11cm" svg:height="8.25cm" svg:x="5cm" svg:y="15.152cm">
          <text:p/>
        </draw:rect>
        <draw:measure draw:style-name="gr3" draw:text-style-name="P8" draw:layer="layout" svg:x1="5cm" svg:y1="24.202cm" svg:x2="17.2cm" svg:y2="24.202cm">
          <text:p text:style-name="P7"><text:span text:style-name="T5">y</text:span></text:p>
        </draw:measure>
        <draw:measure draw:style-name="gr3" draw:text-style-name="P8" draw:layer="layout" svg:x1="5.1cm" svg:y1="23.402cm" svg:x2="5.1cm" svg:y2="15.202cm">
          <text:p text:style-name="P7"><text:span text:style-name="T5">x</text:span></text:p>
        </draw:measure>
        <draw:line draw:style-name="gr4" draw:text-style-name="P1" draw:layer="layout" svg:x1="5cm" svg:y1="23.502cm" svg:x2="16cm" svg:y2="15.202cm">
          <text:p/>
        </draw:line>
        <draw:custom-shape draw:style-name="gr5" draw:text-style-name="P1" draw:layer="layout" svg:width="1.6cm" svg:height="1.6cm" svg:x="12.3cm" svg:y="18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84.279872785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5cm" svg:height="1.5cm" svg:x="5.897cm" svg:y="24.19cm">
          <text:p text:style-name="P3"><text:span text:style-name="T1">y0</text:span></text:p>
          <draw:enhanced-geometry svg:viewBox="0 0 21600 21600" draw:mirror-horizontal="true" draw:type="line-callout-2" draw:modifiers="-15444.4317532838 -8461.55896069287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3" draw:layer="layout" svg:width="1.75cm" svg:height="1.5cm" svg:x="9.465cm" svg:y="24.15cm">
          <text:p text:style-name="P3"><text:span text:style-name="T1">yy</text:span></text:p>
          <draw:enhanced-geometry svg:viewBox="0 0 21600 21600" draw:mirror-horizontal="true" draw:type="line-callout-2" draw:modifiers="-22007.0816676185 -7885.94270486342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5" draw:text-style-name="P1" draw:layer="layout" svg:x1="13.1cm" svg:y1="19.302cm" svg:x2="13.1cm" svg:y2="23.702cm">
          <text:p/>
        </draw:line>
        <draw:rect draw:style-name="gr20" draw:text-style-name="P1" draw:layer="layout" svg:width="8cm" svg:height="6cm" svg:x="5cm" svg:y="17.402cm">
          <text:p/>
        </draw:rect>
        <draw:line draw:style-name="gr21" draw:text-style-name="P1" draw:layer="layout" svg:x1="13.1cm" svg:y1="19.302cm" svg:x2="4.8cm" svg:y2="19.302cm">
          <text:p/>
        </draw:line>
        <draw:custom-shape draw:style-name="gr13" draw:text-style-name="P1" draw:layer="layout" svg:width="1.65cm" svg:height="1.7cm" svg:x="0.85cm" svg:y="20.602cm">
          <text:p text:style-name="P1">x0</text:p>
          <draw:enhanced-geometry svg:viewBox="0 0 21600 21600" draw:mirror-horizontal="true" draw:type="line-callout-2" draw:modifiers="-30731.9200484555 -761.904761904762 -3600 4000 -3257.66202301635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1" draw:layer="layout" svg:width="1.65cm" svg:height="1.7cm" svg:x="0.906cm" svg:y="18.087cm">
          <text:p text:style-name="P1">xx</text:p>
          <draw:enhanced-geometry svg:viewBox="0 0 21600 21600" draw:mirror-horizontal="true" draw:type="line-callout-2" draw:modifiers="-29999.2731677771 15403.1746031746 -3600 4000 -3257.66202301635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rect draw:style-name="gr17" draw:text-style-name="P1" draw:layer="layout" svg:width="4cm" svg:height="3cm" svg:x="5cm" svg:y="20.402cm">
          <text:p/>
        </draw:rect>
        <draw:line draw:style-name="gr22" draw:text-style-name="P1" xml:id="id5" draw:id="id5" draw:layer="layout" svg:x1="5.1cm" svg:y1="16.9cm" svg:x2="12.9cm" svg:y2="16.9cm">
          <text:p/>
        </draw:line>
        <draw:custom-shape draw:style-name="gr18" draw:text-style-name="P12" xml:id="id6" draw:id="id6" draw:layer="layout" svg:width="9.2cm" svg:height="4.1cm" svg:x="11.701cm" svg:y="24.5cm">
          <text:p text:style-name="P12"><text:span text:style-name="T1">用游標</text:span><text:span text:style-name="T1">y</text:span><text:span text:style-name="T1">軸</text:span><text:span text:style-name="T1">(yy)</text:span><text:span text:style-name="T1">值作為參考</text:span></text:p>
          <text:p text:style-name="P12"><text:span text:style-name="T1"/></text:p>
          <text:p text:style-name="P13"><text:span text:style-name="T1">放大後的的寬度就是</text:span><text:span text:style-name="T1">(yy)</text:span></text:p>
          <text:p text:style-name="P13"><text:span text:style-name="T1">但高的座標為</text:span><text:span text:style-name="T1">(y1)</text:span></text:p>
          <text:p text:style-name="P13"><text:span text:style-name="T7">滑鼠</text:span><text:span text:style-name="T7">(xx)</text:span><text:span text:style-name="T7">在</text:span><text:span text:style-name="T7">(0-x1) </text:span><text:span text:style-name="T7">之間 </text:span><text:span text:style-name="T7">(o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draw:line-skew="-4.857cm" svg:x1="9cm" svg:y1="16.9cm" svg:x2="16.301cm" svg:y2="24.5cm" draw:start-shape="id5" draw:start-glue-point="0" draw:end-shape="id6" svg:d="M9000 16900c0-1428 7301-5228 7301 7600">
          <text:p/>
        </draw:connector>
        <draw:custom-shape draw:style-name="gr13" draw:text-style-name="P14" draw:layer="layout" svg:width="1.65cm" svg:height="1.7cm" svg:x="0.85cm" svg:y="15.5cm">
          <text:p text:style-name="P14"><text:span text:style-name="T8">x1</text:span></text:p>
          <draw:enhanced-geometry svg:viewBox="0 0 21600 21600" draw:mirror-horizontal="true" draw:type="line-callout-2" draw:modifiers="-29161.9624470018 24101.5873015873 -3600 4000 -3257.66202301635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2" draw:text-style-name="P1" draw:layer="layout" svg:width="7cm" svg:height="1.4cm" svg:x="0.001cm" svg:y="0cm">
          <text:p text:style-name="P1">放大規則</text:p>
          <draw:enhanced-geometry svg:viewBox="0 0 21600 21600" draw:text-areas="0 0 21600 21600" draw:type="pentagon-right" draw:modifiers="18744.04426754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1.75cm" svg:height="1.5cm" svg:x="1.75cm" svg:y="10.8cm">
          <text:p text:style-name="P3"><text:span text:style-name="T1">(0,0)</text:span></text:p>
          <draw:enhanced-geometry svg:viewBox="0 0 21600 21600" draw:mirror-horizontal="true" draw:type="line-callout-2" draw:modifiers="-15444.4317532838 -8461.55896069287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3" draw:style-name="dp1" draw:master-page-name="預設">
        <draw:custom-shape draw:style-name="gr23" draw:text-style-name="P1" draw:layer="layout" svg:width="10.187cm" svg:height="7.151cm" svg:x="3.927cm" svg:y="3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cm" svg:height="1.4cm" svg:x="0.002cm" svg:y="0cm">
          <text:p text:style-name="P1">縮小規則</text:p>
          <draw:enhanced-geometry svg:viewBox="0 0 21600 21600" draw:text-areas="0 0 21600 21600" draw:type="pentagon-right" draw:modifiers="18744.04426754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3.927cm" svg:y1="10.951cm" svg:x2="14.114cm" svg:y2="3.82cm">
          <text:p/>
        </draw:line>
        <draw:measure draw:style-name="gr3" draw:text-style-name="P6" draw:layer="measurelines" svg:x1="3.927cm" svg:y1="11.778cm" svg:x2="14.114cm" svg:y2="11.778cm">
          <text:p text:style-name="P5"><text:span text:style-name="T4">Y</text:span></text:p>
        </draw:measure>
        <draw:measure draw:style-name="gr3" draw:text-style-name="P6" draw:layer="measurelines" svg:x1="3.1cm" svg:y1="3.82cm" svg:x2="3.1cm" svg:y2="10.951cm">
          <text:p text:style-name="P5"><text:span text:style-name="T4">X</text:span></text:p>
        </draw:measure>
        <draw:custom-shape draw:style-name="gr5" draw:text-style-name="P1" draw:layer="layout" svg:width="1.6cm" svg:height="1.6cm" svg:x="9.6cm" svg:y="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84.279872785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" draw:layer="layout" svg:x1="10.4cm" svg:y1="7.9cm" svg:x2="10.4cm" svg:y2="11.1cm">
          <text:p/>
        </draw:line>
        <draw:line draw:style-name="gr10" draw:text-style-name="P1" draw:layer="layout" svg:x1="10.4cm" svg:y1="7.9cm" svg:x2="3.9cm" svg:y2="7.9cm">
          <text:p/>
        </draw:line>
        <draw:custom-shape draw:style-name="gr26" draw:text-style-name="P1" draw:layer="layout" svg:width="10.187cm" svg:height="7.151cm" svg:x="3.925cm" svg:y="18.022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3.925cm" svg:y1="25.173cm" svg:x2="14.112cm" svg:y2="18.042cm">
          <text:p/>
        </draw:line>
        <draw:measure draw:style-name="gr3" draw:text-style-name="P6" draw:layer="layout" svg:x1="3.925cm" svg:y1="26cm" svg:x2="14.112cm" svg:y2="26cm">
          <text:p text:style-name="P5"><text:span text:style-name="T4">Y</text:span></text:p>
        </draw:measure>
        <draw:measure draw:style-name="gr3" draw:text-style-name="P6" draw:layer="layout" svg:x1="3.098cm" svg:y1="18.042cm" svg:x2="3.098cm" svg:y2="25.173cm">
          <text:p text:style-name="P5"><text:span text:style-name="T4">X</text:span></text:p>
        </draw:measure>
        <draw:custom-shape draw:style-name="gr5" draw:text-style-name="P1" draw:layer="layout" svg:width="1.6cm" svg:height="1.6cm" svg:x="9.598cm" svg:y="21.22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84.279872785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" draw:layer="layout" svg:x1="10.398cm" svg:y1="22.122cm" svg:x2="10.398cm" svg:y2="25.322cm">
          <text:p/>
        </draw:line>
        <draw:line draw:style-name="gr10" draw:text-style-name="P1" draw:layer="layout" svg:x1="10.398cm" svg:y1="22.122cm" svg:x2="3.898cm" svg:y2="22.122cm">
          <text:p/>
        </draw:line>
        <draw:line draw:style-name="gr27" draw:text-style-name="P1" draw:layer="layout" svg:x1="4.1cm" svg:y1="11.4cm" svg:x2="10.4cm" svg:y2="11.4cm">
          <text:p/>
        </draw:line>
        <draw:custom-shape draw:style-name="gr28" draw:text-style-name="P1" draw:layer="layout" svg:width="6.483cm" svg:height="4.551cm" svg:x="3.927cm" svg:y="6.4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3.2cm" svg:y1="22.2cm" svg:x2="3.2cm" svg:y2="25.1cm">
          <text:p/>
        </draw:line>
        <draw:custom-shape draw:style-name="gr29" draw:text-style-name="P1" draw:layer="layout" svg:width="4.377cm" svg:height="3.073cm" svg:x="3.925cm" svg:y="2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5cm" svg:height="1.5cm" svg:x="0.85cm" svg:y="11.8cm">
          <text:p text:style-name="P3"><text:span text:style-name="T1">(0,0)</text:span></text:p>
          <draw:enhanced-geometry svg:viewBox="0 0 21600 21600" draw:mirror-horizontal="true" draw:type="line-callout-2" draw:modifiers="-15444.4317532838 -8461.55896069287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3" draw:layer="layout" svg:width="1.75cm" svg:height="1.5cm" svg:x="0.65cm" svg:y="26cm">
          <text:p text:style-name="P3"><text:span text:style-name="T1">(0,0)</text:span></text:p>
          <draw:enhanced-geometry svg:viewBox="0 0 21600 21600" draw:mirror-horizontal="true" draw:type="line-callout-2" draw:modifiers="-15444.4317532838 -8461.55896069287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30" draw:text-style-name="P1" draw:layer="layout" svg:x1="14.2cm" svg:y1="3.8cm" svg:x2="10.3cm" svg:y2="6.5cm">
          <text:p/>
        </draw:line>
        <draw:line draw:style-name="gr30" draw:text-style-name="P1" draw:layer="layout" svg:x1="14.227cm" svg:y1="18cm" svg:x2="8.3cm" svg:y2="22.103cm">
          <text:p/>
        </draw:line>
        <draw:custom-shape draw:style-name="gr18" draw:text-style-name="P15" draw:layer="layout" svg:width="12.2cm" svg:height="2.3cm" svg:x="3.9cm" svg:y="13.8cm">
          <text:p text:style-name="P15"><text:span text:style-name="T1">用滑鼠</text:span><text:span text:style-name="T1">(yy)</text:span><text:span text:style-name="T1">做為基準</text:span></text:p>
          <text:p text:style-name="P15"><text:span text:style-name="T1">縮小後滑鼠</text:span><text:span text:style-name="T1">(xx)</text:span><text:span text:style-name="T1">仍在方塊的</text:span><text:span text:style-name="T1">x</text:span><text:span text:style-name="T1">軸裡</text:span><text:span text:style-name="T1">(</text:span><text:span text:style-name="T1">正解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5cm" svg:height="1.5cm" svg:x="7.5cm" svg:y="11.7cm">
          <text:p text:style-name="P3"><text:span text:style-name="T1">yy</text:span></text:p>
          <draw:enhanced-geometry svg:viewBox="0 0 21600 21600" draw:mirror-horizontal="true" draw:type="line-callout-2" draw:modifiers="-15444.4317532838 -8461.55896069287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3" draw:layer="layout" svg:width="1.75cm" svg:height="1.5cm" svg:x="0.25cm" svg:y="6.9cm">
          <text:p text:style-name="P3"><text:span text:style-name="T1">xx</text:span></text:p>
          <draw:enhanced-geometry svg:viewBox="0 0 21600 21600" draw:mirror-horizontal="true" draw:type="line-callout-2" draw:modifiers="-22784.2375785266 -5828.11459027315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3" draw:layer="layout" svg:width="1.75cm" svg:height="1.5cm" svg:x="0.2cm" svg:y="22.4cm">
          <text:p text:style-name="P3"><text:span text:style-name="T1">xx</text:span></text:p>
          <draw:enhanced-geometry svg:viewBox="0 0 21600 21600" draw:mirror-horizontal="true" draw:type="line-callout-2" draw:modifiers="-22784.2375785266 -5828.11459027315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" draw:text-style-name="P15" draw:layer="layout" svg:width="12.2cm" svg:height="2.3cm" svg:x="3.901cm" svg:y="26.7cm">
          <text:p text:style-name="P15"><text:span text:style-name="T1">用滑鼠</text:span><text:span text:style-name="T1">(xx)</text:span><text:span text:style-name="T1">做為基準</text:span></text:p>
          <text:p text:style-name="P15"><text:span text:style-name="T1">縮小後滑鼠</text:span><text:span text:style-name="T1">(yy)</text:span><text:span text:style-name="T1">仍在方塊的</text:span><text:span text:style-name="T1">y</text:span><text:span text:style-name="T1">軸裡</text:span><text:span text:style-name="T1">(</text:span><text:span text:style-name="T1">正解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預設">
        <draw:rect draw:style-name="gr31" draw:text-style-name="P1" draw:layer="layout" svg:width="11cm" svg:height="8.25cm" svg:x="4cm" svg:y="6.351cm">
          <text:p/>
        </draw:rect>
        <draw:rect draw:style-name="gr2" draw:text-style-name="P1" draw:layer="layout" svg:width="4cm" svg:height="3cm" svg:x="4cm" svg:y="11.601cm">
          <text:p/>
        </draw:rect>
        <draw:measure draw:style-name="gr3" draw:text-style-name="P1" draw:layer="layout" svg:x1="4cm" svg:y1="15.401cm" svg:x2="16.2cm" svg:y2="15.401cm">
          <text:p text:style-name="P2">y</text:p>
        </draw:measure>
        <draw:measure draw:style-name="gr3" draw:text-style-name="P1" draw:layer="layout" svg:x1="4.1cm" svg:y1="14.601cm" svg:x2="4.1cm" svg:y2="6.401cm">
          <text:p text:style-name="P2">x</text:p>
        </draw:measure>
        <draw:custom-shape draw:style-name="gr5" draw:text-style-name="P1" xml:id="id9" draw:id="id9" draw:layer="layout" svg:width="1.6cm" svg:height="1.6cm" svg:x="11.3cm" svg:y="9.7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84.279872785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5cm" svg:height="1.5cm" svg:x="5.3cm" svg:y="16.301cm">
          <text:p text:style-name="P3"><text:span text:style-name="T1">y0</text:span></text:p>
          <draw:enhanced-geometry svg:viewBox="0 0 21600 21600" draw:mirror-horizontal="true" draw:type="line-callout-2" draw:modifiers="-10473.1010850942 -21585.6095936043 -3600 4000 -3071.6162193032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1" draw:layer="layout" svg:width="1.65cm" svg:height="1.7cm" svg:x="-0.15cm" svg:y="11.801cm">
          <text:p text:style-name="P1">x0</text:p>
          <draw:enhanced-geometry svg:viewBox="0 0 21600 21600" draw:mirror-horizontal="true" draw:type="line-callout-2" draw:modifiers="-30731.9200484555 -761.904761904762 -3600 4000 -3257.66202301635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32" draw:text-style-name="P1" draw:layer="layout" svg:x1="1.2cm" svg:y1="16.8cm" svg:x2="17.2cm" svg:y2="4.8cm">
          <text:p/>
        </draw:line>
        <draw:custom-shape draw:style-name="gr5" draw:text-style-name="P1" xml:id="id7" draw:id="id7" draw:layer="layout" svg:width="1.6cm" svg:height="1.6cm" svg:x="7.6cm" svg:y="7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84.279872785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7cm" svg:height="2.4cm" svg:x="0.001cm" svg:y="0cm">
          <text:p text:style-name="P16">等比例放大規則</text:p>
          <text:p text:style-name="P16"><text:span text:style-name="T9">更簡化的規則</text:span></text:p>
          <draw:enhanced-geometry svg:viewBox="0 0 21600 21600" draw:text-areas="0 0 21600 21600" draw:type="pentagon-right" draw:modifiers="18744.04426754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3" draw:text-style-name="P10" draw:layer="layout" svg:width="6.9cm" svg:height="2.1cm" svg:x="1.4cm" svg:y="19.3cm">
          <text:p text:style-name="P10"><text:span text:style-name="T9">等比例是希望求一定的</text:span></text:p>
          <text:p text:style-name="P10"><text:span text:style-name="T9">m</text:span><text:span text:style-name="T9">（高</text:span><text:span text:style-name="T9">/</text:span><text:span text:style-name="T9">寬）比</text:span></text:p>
          <text:p text:style-name="P10"/>
        </draw:rect>
        <draw:rect draw:style-name="gr34" draw:text-style-name="P1" draw:layer="layout" svg:width="4.5cm" svg:height="6.1cm" svg:x="4cm" svg:y="8.4cm">
          <text:p/>
        </draw:rect>
        <draw:rect draw:style-name="gr35" draw:text-style-name="P1" draw:layer="layout" svg:width="8cm" svg:height="4cm" svg:x="4cm" svg:y="10.6cm">
          <text:p/>
        </draw:rect>
        <draw:custom-shape draw:style-name="gr36" draw:text-style-name="P1" xml:id="id8" draw:id="id8" draw:layer="layout" svg:width="1.9cm" svg:height="1.9cm" svg:x="6.4cm" svg:y="3.6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8.4cm" svg:y1="7.5cm" svg:x2="7.35cm" svg:y2="5.5cm" draw:start-shape="id7" draw:start-glue-point="4" draw:end-shape="id8" svg:d="M8400 7500c0-1498-1050-499-1050-2000">
          <text:p/>
        </draw:connector>
        <draw:custom-shape draw:style-name="gr36" draw:text-style-name="P1" xml:id="id10" draw:id="id10" draw:layer="layout" svg:width="1.9cm" svg:height="1.9cm" svg:x="15.2cm" svg:y="11.1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12.9cm" svg:y1="10.501cm" svg:x2="15.2cm" svg:y2="12.05cm" draw:start-shape="id9" draw:start-glue-point="7" draw:end-shape="id10" draw:end-glue-point="3" svg:d="M12900 10501c1875 0 725 1549 2300 1549">
          <text:p/>
        </draw:connector>
        <draw:custom-shape draw:style-name="gr18" draw:text-style-name="P17" draw:layer="layout" svg:width="19.1cm" svg:height="6.8cm" svg:x="0.9cm" svg:y="21.9cm">
          <text:p text:style-name="P17"><text:span text:style-name="T10">基準線</text:span><text:span text:style-name="T11">上</text:span><text:span text:style-name="T10">(</text:span><text:span text:style-name="T10">看斜率</text:span><text:span text:style-name="T10">)</text:span></text:p>
          <text:p text:style-name="P17"><text:span text:style-name="T10">A(</text:span><text:span text:style-name="T10">藍方塊</text:span><text:span text:style-name="T10">)</text:span><text:span text:style-name="T10">的（高</text:span><text:span text:style-name="T10">/</text:span><text:span text:style-name="T10">寬）</text:span><text:span text:style-name="T10">&gt; </text:span><text:span text:style-name="T11">m</text:span><text:span text:style-name="T10">=&gt;</text:span><text:span text:style-name="T10">高值太多所以寬值有餘域做變動</text:span></text:p>
          <text:p text:style-name="P17"><text:span text:style-name="T10">所以用高出值</text:span><text:span text:style-name="T10">(</text:span><text:span text:style-name="T10">高</text:span><text:span text:style-name="T10">)</text:span><text:span text:style-name="T10">做為基準</text:span></text:p>
          <text:p text:style-name="P17"><text:span text:style-name="T10"/></text:p>
          <text:p text:style-name="P17"><text:span text:style-name="T10">基準線</text:span><text:span text:style-name="T11">下</text:span><text:span text:style-name="T10">(</text:span><text:span text:style-name="T10">看斜率</text:span><text:span text:style-name="T10">)</text:span></text:p>
          <text:p text:style-name="P17"><text:span text:style-name="T10">B(</text:span><text:span text:style-name="T10">綠方塊</text:span><text:span text:style-name="T10">)</text:span><text:span text:style-name="T10">的（高</text:span><text:span text:style-name="T10">/</text:span><text:span text:style-name="T10">寬）</text:span><text:span text:style-name="T10">&lt; </text:span><text:span text:style-name="T11">m</text:span><text:span text:style-name="T10">=&gt;</text:span><text:span text:style-name="T10">寬值太多所以高值有餘域做變動</text:span></text:p>
          <text:p text:style-name="P17"><text:span text:style-name="T10">所以用高出值</text:span><text:span text:style-name="T10">(</text:span><text:span text:style-name="T10">寬</text:span><text:span text:style-name="T10">)</text:span><text:span text:style-name="T10">做為基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1" draw:layer="layout" svg:x1="4.3cm" svg:y1="15.3cm" svg:x2="11.9cm" svg:y2="15.3cm">
          <text:p/>
        </draw:line>
        <draw:line draw:style-name="gr27" draw:text-style-name="P1" draw:layer="layout" svg:x1="3.6cm" svg:y1="8.5cm" svg:x2="3.6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2" draw:display-name="Transparency 2" draw:style="radial" draw:cx="50%" draw:cy="50%" draw:start="100%" draw:end="0%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22T16:54:42.48</meta:creation-date>
    <meta:generator>OpenOffice/4.1.5$Win32 OpenOffice.org_project/415m1$Build-9789</meta:generator>
    <dc:date>2019-03-22T18:52:21.37</dc:date>
    <meta:editing-duration>PT1H57M35S</meta:editing-duration>
    <meta:editing-cycles>17</meta:editing-cycles>
    <meta:document-statistic meta:object-count="101"/>
  </office:meta>
</office:document-meta>
</file>